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7cm"/>
    </style:style>
    <style:style style:name="co2" style:family="table-column">
      <style:table-column-properties fo:break-before="auto" style:column-width="2.168cm"/>
    </style:style>
    <style:style style:name="co3" style:family="table-column">
      <style:table-column-properties fo:break-before="auto" style:column-width="1.974cm"/>
    </style:style>
    <style:style style:name="co4" style:family="table-column">
      <style:table-column-properties fo:break-before="auto" style:column-width="1.004cm"/>
    </style:style>
    <style:style style:name="co5" style:family="table-column">
      <style:table-column-properties fo:break-before="auto" style:column-width="2.267cm"/>
    </style:style>
    <style:style style:name="co6" style:family="table-column">
      <style:table-column-properties fo:break-before="auto" style:column-width="2.752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VilleMTP_MTP_SitesClassés_2012_v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row table:style-name="ro1">
          <table:table-cell office:value-type="string">
            <text:p>TYPE,C,16</text:p>
          </table:table-cell>
          <table:table-cell office:value-type="string">
            <text:p>COMENT,C,80</text:p>
          </table:table-cell>
          <table:table-cell office:value-type="string">
            <text:p>SURFACE,N,19,8</text:p>
          </table:table-cell>
          <table:table-cell office:value-type="string">
            <text:p>INDICE_1,C,80</text:p>
          </table:table-cell>
          <table:table-cell office:value-type="string">
            <text:p>INDICE_2,C,80</text:p>
          </table:table-cell>
          <table:table-cell office:value-type="string">
            <text:p>AREA,N,19,11</text:p>
          </table:table-cell>
          <table:table-cell office:value-type="string">
            <text:p>LEN,N,19,11</text:p>
          </table:table-cell>
        </table:table-row>
        <table:table-row table:style-name="ro1">
          <table:table-cell office:value-type="string">
            <text:p>AC2S_C</text:p>
          </table:table-cell>
          <table:table-cell office:value-type="string">
            <text:p>Site Classé</text:p>
          </table:table-cell>
          <table:table-cell office:value-type="float" office:value="14149.192">
            <text:p>14149,192</text:p>
          </table:table-cell>
          <table:table-cell office:value-type="string">
            <text:p>AC2</text:p>
          </table:table-cell>
          <table:table-cell/>
          <table:table-cell office:value-type="float" office:value="14160.0144372">
            <text:p>14160,0144372</text:p>
          </table:table-cell>
          <table:table-cell office:value-type="float" office:value="575.889457238">
            <text:p>575,889457238</text:p>
          </table:table-cell>
        </table:table-row>
        <table:table-row table:style-name="ro1">
          <table:table-cell office:value-type="string">
            <text:p>AC2S_C</text:p>
          </table:table-cell>
          <table:table-cell office:value-type="string">
            <text:p>Site Classé</text:p>
          </table:table-cell>
          <table:table-cell office:value-type="float" office:value="48688.435">
            <text:p>48688,435</text:p>
          </table:table-cell>
          <table:table-cell office:value-type="string">
            <text:p>AC2</text:p>
          </table:table-cell>
          <table:table-cell/>
          <table:table-cell office:value-type="float" office:value="48726.461967">
            <text:p>48726,461967</text:p>
          </table:table-cell>
          <table:table-cell office:value-type="float" office:value="1076.88689165">
            <text:p>1076,88689165</text:p>
          </table:table-cell>
        </table:table-row>
        <table:table-row table:style-name="ro1">
          <table:table-cell office:value-type="string">
            <text:p>AC2S_C</text:p>
          </table:table-cell>
          <table:table-cell office:value-type="string">
            <text:p>Site Classé</text:p>
          </table:table-cell>
          <table:table-cell office:value-type="float" office:value="1218.22">
            <text:p>1218,22</text:p>
          </table:table-cell>
          <table:table-cell office:value-type="string">
            <text:p>AC2</text:p>
          </table:table-cell>
          <table:table-cell/>
          <table:table-cell office:value-type="float" office:value="1219.17347556">
            <text:p>1219,17347556</text:p>
          </table:table-cell>
          <table:table-cell office:value-type="float" office:value="154.722994486">
            <text:p>154,722994486</text:p>
          </table:table-cell>
        </table:table-row>
        <table:table-row table:style-name="ro1">
          <table:table-cell office:value-type="string">
            <text:p>AC2S_C</text:p>
          </table:table-cell>
          <table:table-cell office:value-type="string">
            <text:p>Site Classé</text:p>
          </table:table-cell>
          <table:table-cell office:value-type="float" office:value="11236.751">
            <text:p>11236,751</text:p>
          </table:table-cell>
          <table:table-cell office:value-type="string">
            <text:p>AC2</text:p>
          </table:table-cell>
          <table:table-cell/>
          <table:table-cell office:value-type="float" office:value="11245.5945415">
            <text:p>11245,5945415</text:p>
          </table:table-cell>
          <table:table-cell office:value-type="float" office:value="436.791117172">
            <text:p>436,791117172</text:p>
          </table:table-cell>
        </table:table-row>
        <table:table-row table:style-name="ro1">
          <table:table-cell office:value-type="string">
            <text:p>AC2S_C</text:p>
          </table:table-cell>
          <table:table-cell office:value-type="string">
            <text:p>Site Classé</text:p>
          </table:table-cell>
          <table:table-cell office:value-type="float" office:value="60623.673">
            <text:p>60623,673</text:p>
          </table:table-cell>
          <table:table-cell office:value-type="string">
            <text:p>AC2</text:p>
          </table:table-cell>
          <table:table-cell/>
          <table:table-cell office:value-type="float" office:value="60672.1052402">
            <text:p>60672,1052402</text:p>
          </table:table-cell>
          <table:table-cell office:value-type="float" office:value="1247.57070579">
            <text:p>1247,57070579</text:p>
          </table:table-cell>
        </table:table-row>
        <table:table-row table:style-name="ro1">
          <table:table-cell office:value-type="string">
            <text:p>AC2S_C</text:p>
          </table:table-cell>
          <table:table-cell office:value-type="string">
            <text:p>Site Classé</text:p>
          </table:table-cell>
          <table:table-cell office:value-type="float" office:value="7937.451">
            <text:p>7937,451</text:p>
          </table:table-cell>
          <table:table-cell office:value-type="string">
            <text:p>AC2</text:p>
          </table:table-cell>
          <table:table-cell/>
          <table:table-cell office:value-type="float" office:value="7944.02660392">
            <text:p>7944,02660392</text:p>
          </table:table-cell>
          <table:table-cell office:value-type="float" office:value="472.968439903">
            <text:p>472,968439903</text:p>
          </table:table-cell>
        </table:table-row>
        <table:table-row table:style-name="ro1">
          <table:table-cell office:value-type="string">
            <text:p>AC2S_C</text:p>
          </table:table-cell>
          <table:table-cell office:value-type="string">
            <text:p>Site Classé</text:p>
          </table:table-cell>
          <table:table-cell office:value-type="float" office:value="45250.442">
            <text:p>45250,442</text:p>
          </table:table-cell>
          <table:table-cell office:value-type="string">
            <text:p>AC2</text:p>
          </table:table-cell>
          <table:table-cell/>
          <table:table-cell office:value-type="float" office:value="45286.4980339">
            <text:p>45286,4980339</text:p>
          </table:table-cell>
          <table:table-cell office:value-type="float" office:value="1916.4822825">
            <text:p>1916,4822825</text:p>
          </table:table-cell>
        </table:table-row>
        <table:table-row table:style-name="ro1">
          <table:table-cell office:value-type="string">
            <text:p>AC2S_C</text:p>
          </table:table-cell>
          <table:table-cell office:value-type="string">
            <text:p>Site Classé</text:p>
          </table:table-cell>
          <table:table-cell office:value-type="float" office:value="37284.64">
            <text:p>37284,64</text:p>
          </table:table-cell>
          <table:table-cell office:value-type="string">
            <text:p>AC2</text:p>
          </table:table-cell>
          <table:table-cell/>
          <table:table-cell office:value-type="float" office:value="37313.0991762">
            <text:p>37313,0991762</text:p>
          </table:table-cell>
          <table:table-cell office:value-type="float" office:value="801.774152639">
            <text:p>801,774152639</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58252.6053823">
            <text:p>58252,6053823</text:p>
          </table:table-cell>
          <table:table-cell office:value-type="float" office:value="1250.44303333">
            <text:p>1250,44303333</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45797.4752888">
            <text:p>45797,4752888</text:p>
          </table:table-cell>
          <table:table-cell office:value-type="float" office:value="1732.75371652">
            <text:p>1732,75371652</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70733.906529">
            <text:p>70733,906529</text:p>
          </table:table-cell>
          <table:table-cell office:value-type="float" office:value="1607.49894941">
            <text:p>1607,49894941</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38188.6867522">
            <text:p>38188,6867522</text:p>
          </table:table-cell>
          <table:table-cell office:value-type="float" office:value="932.218270457">
            <text:p>932,218270457</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14596.3248131">
            <text:p>14596,3248131</text:p>
          </table:table-cell>
          <table:table-cell office:value-type="float" office:value="479.417081296">
            <text:p>479,417081296</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149693.51506">
            <text:p>149693,51506</text:p>
          </table:table-cell>
          <table:table-cell office:value-type="float" office:value="2627.14456871">
            <text:p>2627,14456871</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67461.3391592">
            <text:p>67461,3391592</text:p>
          </table:table-cell>
          <table:table-cell office:value-type="float" office:value="2817.49260741">
            <text:p>2817,49260741</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35.187004325">
            <text:p>35,187004325</text:p>
          </table:table-cell>
          <table:table-cell office:value-type="float" office:value="421.338261868">
            <text:p>421,338261868</text:p>
          </table:table-cell>
        </table:table-row>
        <table:table-row table:style-name="ro1">
          <table:table-cell office:value-type="string">
            <text:p>AC2S_C</text:p>
          </table:table-cell>
          <table:table-cell office:value-type="string">
            <text:p>Site Classé</text:p>
          </table:table-cell>
          <table:table-cell office:value-type="float" office:value="0">
            <text:p>0</text:p>
          </table:table-cell>
          <table:table-cell office:value-type="string">
            <text:p>AC2</text:p>
          </table:table-cell>
          <table:table-cell/>
          <table:table-cell office:value-type="float" office:value="432164.040642">
            <text:p>432164,040642</text:p>
          </table:table-cell>
          <table:table-cell office:value-type="float" office:value="2886.33772118">
            <text:p>2886,33772118</text:p>
          </table:table-cell>
        </table:table-row>
        <table:table-row table:style-name="ro1">
          <table:table-cell office:value-type="string">
            <text:p>AC2S_C</text:p>
          </table:table-cell>
          <table:table-cell office:value-type="string">
            <text:p>Site Classé</text:p>
          </table:table-cell>
          <table:table-cell office:value-type="float" office:value="0">
            <text:p>0</text:p>
          </table:table-cell>
          <table:table-cell office:value-type="string">
            <text:p>AC2</text:p>
          </table:table-cell>
          <table:table-cell/>
          <table:table-cell office:value-type="float" office:value="622638.502015">
            <text:p>622638,502015</text:p>
          </table:table-cell>
          <table:table-cell office:value-type="float" office:value="10376.002068">
            <text:p>10376,002068</text:p>
          </table:table-cell>
        </table:table-row>
        <table:table-row table:style-name="ro1">
          <table:table-cell office:value-type="string">
            <text:p>AC2S_C</text:p>
          </table:table-cell>
          <table:table-cell office:value-type="string">
            <text:p>Site Classé</text:p>
          </table:table-cell>
          <table:table-cell office:value-type="float" office:value="84774">
            <text:p>84774</text:p>
          </table:table-cell>
          <table:table-cell office:value-type="string">
            <text:p>AC2</text:p>
          </table:table-cell>
          <table:table-cell/>
          <table:table-cell office:value-type="float" office:value="84773.709511">
            <text:p>84773,709511</text:p>
          </table:table-cell>
          <table:table-cell office:value-type="float" office:value="1284.3421393">
            <text:p>1284,3421393</text:p>
          </table:table-cell>
        </table:table-row>
        <table:table-row table:style-name="ro1">
          <table:table-cell office:value-type="string">
            <text:p>AC2S_I</text:p>
          </table:table-cell>
          <table:table-cell office:value-type="string">
            <text:p>Site Inscrit</text:p>
          </table:table-cell>
          <table:table-cell office:value-type="float" office:value="0">
            <text:p>0</text:p>
          </table:table-cell>
          <table:table-cell office:value-type="string">
            <text:p>AC2</text:p>
          </table:table-cell>
          <table:table-cell/>
          <table:table-cell office:value-type="float" office:value="1815912.99849">
            <text:p>1815912,99849</text:p>
          </table:table-cell>
          <table:table-cell office:value-type="float" office:value="8142.07260024">
            <text:p>8142,07260024</text:p>
          </table:table-cell>
        </table:table-row>
      </table:table>
      <table:table table:name="Métadonnées" table:style-name="ta1" table:print="false">
        <table:table-column table:style-name="co5"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62</text:p>
          </table:table-cell>
        </table:table-row>
        <table:table-row table:style-name="ro1">
          <table:table-cell/>
        </table:table-row>
        <table:table-row table:style-name="ro1">
          <table:table-cell office:value-type="string">
            <text:p>* TITRE : Sites classés et inscrits</text:p>
          </table:table-cell>
        </table:table-row>
        <table:table-row table:style-name="ro1">
          <table:table-cell/>
        </table:table-row>
        <table:table-row table:style-name="ro1">
          <table:table-cell office:value-type="string">
            <text:p>* IDENTIFIANT : VilleMTP_MTP_SitesClassés_2012_v2</text:p>
          </table:table-cell>
        </table:table-row>
        <table:table-row table:style-name="ro1">
          <table:table-cell/>
        </table:table-row>
        <table:table-row table:style-name="ro1">
          <table:table-cell office:value-type="string">
            <text:p>* DESCRIPTION : Ce jeu de données renseigne les sites classés ou inscrits au titre de la loi du 2 mai 1930. La loi du 2 mai 1930 organise la protection des monuments naturels et des sites dont la conservation ou la préservation présente, au point de vue artistique, historique, scientifique, légendaire ou pittoresque, un intérêt général. </text:p>
          </table:table-cell>
        </table:table-row>
        <table:table-row table:style-name="ro1">
          <table:table-cell/>
        </table:table-row>
        <table:table-row table:style-name="ro1">
          <table:table-cell office:value-type="string">
            <text:p>Elle comprend 2 niveaux de servitudes : </text:p>
          </table:table-cell>
        </table:table-row>
        <table:table-row table:style-name="ro1">
          <table:table-cell/>
        </table:table-row>
        <table:table-row table:style-name="ro1">
          <table:table-cell office:value-type="string">
            <text:p>Les sites classés dont la valeur patrimoniale justifie une politique rigoureuse de préservation. Toute modification de leur aspect nécessite une autorisation préalable du Ministre de l’Écologie, ou du Préfet de Département après avis de la DREAL, de l’Architecte des Bâtiments de France et, le plus souvent de la Commission Départementale de la Nature, des Paysages et des Sites. </text:p>
          </table:table-cell>
        </table:table-row>
        <table:table-row table:style-name="ro1">
          <table:table-cell/>
        </table:table-row>
        <table:table-row table:style-name="ro1">
          <table:table-cell office:value-type="string">
            <text:p>Les sites inscrits dont le maintien de la qualité appelle une certaine surveillance. Les travaux y sont soumis à l’examen de l’Architecte des Bâtiments de France qui dispose d’un avis simple sauf pour les permis de démolir où l’avis est conforme. De la compétence du Ministère de l’Écologie, les dossiers de proposition de classement ou d’inscription sont élaborés par la DREAL sous l’égide du Préfet de Département. Limitée à l’origine à des sites ponctuels tels que cascades et rochers, arbres monumentaux, chapelles, sources et cavernes, l’application de la loi du 2 mai 1930 s’est étendue à de vastes espaces formant un ensemble cohérent sur le plan paysager tels que villages, forêts, vallées, gorges et massifs montagneux.</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2-01-09</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3-01-11</text:p>
          </table:table-cell>
        </table:table-row>
        <table:table-row table:style-name="ro1">
          <table:table-cell/>
        </table:table-row>
        <table:table-row table:style-name="ro1">
          <table:table-cell office:value-type="string">
            <text:p>* PRORIÉTAIRE : Ville de Montpellier</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Patrimoine / Tourisme</text:p>
          </table:table-cell>
        </table:table-row>
        <table:table-row table:style-name="ro1">
          <table:table-cell/>
        </table:table-row>
        <table:table-row table:style-name="ro1">
          <table:table-cell office:value-type="string">
            <text:p>* THÈME INSPIRE : Planification, cadastre</text:p>
          </table:table-cell>
        </table:table-row>
        <table:table-row table:style-name="ro1">
          <table:table-cell/>
        </table:table-row>
        <table:table-row table:style-name="ro1">
          <table:table-cell office:value-type="string">
            <text:p>* LICENCE : LICENCE OUVERTE / OPEN LICENCE http://www.etalab.gouv.fr/pages/licence-ouverte-open-licence-5899923.html</text:p>
          </table:table-cell>
        </table:table-row>
        <table:table-row table:style-name="ro1">
          <table:table-cell/>
        </table:table-row>
        <table:table-row table:style-name="ro1">
          <table:table-cell office:value-type="string">
            <text:p>* MOTS CLÉS : sites classés ; sites inscrits ; patrimoine ; conservation ; histoire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5">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11/01/2013</text:date>, <text:time>11:0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3-01-11T11:00:15.76</dc:date>
    <dc:creator>Jérémie Valentin</dc:creator>
    <meta:editing-duration>PT24S</meta:editing-duration>
    <meta:editing-cycles>1</meta:editing-cycles>
    <meta:document-statistic meta:table-count="2" meta:cell-count="156" meta:object-count="0"/>
  </office:meta>
</office:document-meta>
</file>